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9B8E44D6E786A2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19cm, 4.689cm, 12.996cm, 1.2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4cm" svg:height="19.7cm" svg:x="0.991cm" svg:y="2.291cm">
          <draw:image xlink:href="Pictures/10000000000005E8000007E099B8E44D6E786A2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1:13.702491669</dc:date>
    <meta:editing-duration>PT3M4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